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t" fo:country="EE" officeooo:paragraph-rsid="000dc6c2"/>
    </style:style>
    <style:style style:name="P2" style:family="paragraph" style:parent-style-name="Text_20_body">
      <style:text-properties officeooo:paragraph-rsid="000eae6f"/>
    </style:style>
    <style:style style:name="P3" style:family="paragraph" style:parent-style-name="Text_20_body">
      <style:text-properties officeooo:paragraph-rsid="000faab1"/>
    </style:style>
    <style:style style:name="P4" style:family="paragraph" style:parent-style-name="Text_20_body">
      <style:paragraph-properties fo:text-align="end" style:justify-single-word="false"/>
      <style:text-properties officeooo:paragraph-rsid="000faab1"/>
    </style:style>
    <style:style style:name="P5" style:family="paragraph" style:parent-style-name="Heading_20_2">
      <style:text-properties officeooo:paragraph-rsid="000dc6c2"/>
    </style:style>
    <style:style style:name="P6" style:family="paragraph" style:parent-style-name="Heading_20_2">
      <style:text-properties fo:language="et" fo:country="EE" officeooo:paragraph-rsid="000dc6c2"/>
    </style:style>
    <style:style style:name="P7" style:family="paragraph" style:parent-style-name="Heading_20_1">
      <style:text-properties fo:language="et" fo:country="EE" officeooo:paragraph-rsid="000dc6c2"/>
    </style:style>
    <style:style style:name="T1" style:family="text">
      <style:text-properties officeooo:rsid="000dc6c2"/>
    </style:style>
    <style:style style:name="T2" style:family="text">
      <style:text-properties fo:language="et" fo:country="EE" officeooo:rsid="000dc6c2"/>
    </style:style>
    <style:style style:name="T3" style:family="text">
      <style:text-properties fo:language="et" fo:country="EE" officeooo:rsid="000eae6f"/>
    </style:style>
    <style:style style:name="T4" style:family="text">
      <style:text-properties fo:language="et" fo:country="EE" officeooo:rsid="000faa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pan text:style-name="T1">Alglaadur ESTCube-1 käsu- ja andmehaldussüsteemile ja kaameramoodulile</text:span></text:h>
      <text:p text:style-name="P4"><text:span text:style-name="T4">Autor: Karl Tarbe</text:span></text:p>
      <text:p text:style-name="P4"><text:span text:style-name="T4">Juhendaja: Meelis Roos</text:span></text:p>
      <text:h text:style-name="P6" text:outline-level="2"><text:span text:style-name="T1">Sissejuhatus</text:span></text:h>
      <text:p text:style-name="P1"><text:span text:style-name="T1">Varsti saadetakse orbiidile Eesti esimene satelliit ESTCube-1, mille peamiseks ülesandeks on katsetada uudset elektrilisel päikesetuulel põhinevat kosmoses liikumise tehnoloogiat. ESTCube-1 koosneb mitmest alammoodulist, millest üks olulisematest on käsu-ja andmehaldussüsteem (CDHS).</text:span></text:p>
      <text:p text:style-name="P1"><text:span text:style-name="T1"><text:tab/>Kuna tarkvaras on alalõpmata sees vigasid, ning orbiidile saatmine on ülimalt ajamahukas ja kuluks ettevõtmine, on oluline, et oleks võimalik juba orbiidil oleva satelliidi tarkvara uuendada.</text:span></text:p>
      <text:h text:style-name="P6" text:outline-level="2"><text:span text:style-name="T1">Töö eesmärk</text:span></text:h>
      <text:p text:style-name="P2"><text:span text:style-name="T3">Töö eesmärgiks on disainida ja implementeerida alglaadur, mille kaasabil on võimalik uuendada ESTCube-1 käsu-ja andmehaldussüsteemil ja kaameramoodulil olevaid tarkvarasid. Täpsemalt peab alglaadur töötama kahel erineval moodulil, kus alglaadurit jooksutavad sarnased mikrokontrollerid. <text:tab/>Alglaadur ei pea suhtlema maajaamaga uue tarkvara vastuvõtmiseks. On tehtud eeldus, et olemasolev tarkvara võtab järgmise tarkvara versiooni vastu ja salvestab selle mikrokontrollerist väljajäävasse mällu ning annab alglaadurile käsu see mikrokontrolleri mällu kopeerida. Seega alglaaduri peamiseks ülesandeks on lugeda välisest mälust ja kirjutada mikrokontrolleri sisemisse mällu ning seejärel hüpata ülejäänud tarkvara käivitamise rutiini. </text:span><text:span text:style-name="T4">Väga oluline on ka see, et iga tegevuse kohta peetaks logi, mida saab hiljem vigade väljaselgitamiseks lugeda.</text:span></text:p>
      <text:p text:style-name="P3"><text:span text:style-name="T3"><text:tab/></text:span><text:span text:style-name="T4">Üheks töö osaks on luua teek, mille abil saab alglaadurile käske ette valmistada ning alglaaduri poolt kirjutatud logi lugeda. </text:span><text:span text:style-name="T3">Alglaaduri ülejäänud süsteemi integreerimine ei kuulu töö skoopi.</text:span></text:p>
      <text:h text:style-name="P5" text:outline-level="2"><text:span text:style-name="T2">Töö plaan</text:span></text:h>
      <text:p text:style-name="P2"><text:span text:style-name="T3">Kuulata CDHS-i ja kaameramooduli tarkvaraga tegelevate inimeste soove. Panna ühiselt paika nõuded alglaadurile ning seejärel disainida </text:span><text:span text:style-name="T4">ja </text:span><text:span text:style-name="T3">implementeerida alglaadur. Pärast implementeerimist tuleb alglaadurit ka mõlemal moodulil testida ning avastatud vead parandada. </text:span><text:span text:style-name="T4">Seejärel implementeerida teek, mis suhtleb alglaaduriga, et lihtsustada alglaaduri integreerimist ülejäänud süsteemi.</text:span></text:p>
      <text:p text:style-name="P2"><text:span text:style-name="T3"><text:tab/></text:span><text:span text:style-name="T4">Sellise riistvara madalataseme programmeerimise juures saab olema raskuspunktiks just testimise käigus esinevate vigade silumine, sest lisaks tavapärastele tarkvaravigadele võib vea põhjus peituda ka riistvar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8T07:10:48</meta:creation-date>
    <dc:date>2013-03-18T07:59:27</dc:date>
    <meta:editing-duration>PT15M18S</meta:editing-duration>
    <meta:editing-cycles>1</meta:editing-cycles>
    <meta:document-statistic meta:table-count="0" meta:image-count="0" meta:object-count="0" meta:page-count="1" meta:paragraph-count="12" meta:word-count="269" meta:character-count="2248" meta:non-whitespace-character-count="1986"/>
    <meta:generator>LibreOffice/4.0.1.2$Linux_x86 LibreOffice_project/400m0$Build-2</meta:generator>
  </office:meta>
</office:document-meta>
</file>